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021cm" fo:min-width="7.725cm"/>
    </style:style>
    <style:style style:name="gr2" style:family="graphic" style:parent-style-name="standard">
      <style:graphic-properties draw:textarea-horizontal-align="justify" draw:textarea-vertical-align="middle" draw:auto-grow-height="false" fo:min-height="1.996cm" fo:min-width="7.663cm"/>
    </style:style>
    <style:style style:name="gr3" style:family="graphic" style:parent-style-name="standard">
      <style:graphic-properties draw:fill="solid" draw:fill-color="#ff950e" draw:textarea-horizontal-align="justify" draw:textarea-vertical-align="middle" draw:auto-grow-height="false" fo:min-height="1.484cm" fo:min-width="1.523cm"/>
    </style:style>
    <style:style style:name="gr4" style:family="graphic" style:parent-style-name="objectwithoutfill">
      <style:graphic-properties svg:stroke-width="0.051cm" svg:stroke-color="#000000" draw:marker-start="" draw:marker-start-width="0.356cm" draw:marker-end="Symmetric_20_Arrow" draw:marker-end-width="0.457cm" draw:fill="none" draw:textarea-vertical-align="middle" fo:padding-top="0.151cm" fo:padding-bottom="0.151cm" fo:padding-left="0.276cm" fo:padding-right="0.276cm"/>
    </style:style>
    <style:style style:name="gr5" style:family="graphic" style:parent-style-name="standard">
      <style:graphic-properties draw:fill="solid" draw:fill-color="#00dcff" draw:textarea-horizontal-align="justify" draw:textarea-vertical-align="middle" draw:auto-grow-height="false" fo:min-height="0.611cm" fo:min-width="3.119cm"/>
    </style:style>
    <style:style style:name="gr6" style:family="graphic" style:parent-style-name="standard">
      <style:graphic-properties draw:fill="solid" draw:fill-color="#00dcff" draw:textarea-horizontal-align="justify" draw:textarea-vertical-align="middle" draw:auto-grow-height="false" fo:min-height="0.611cm" fo:min-width="2.583cm"/>
    </style:style>
    <style:style style:name="gr7" style:family="graphic" style:parent-style-name="standard">
      <style:graphic-properties draw:textarea-horizontal-align="justify" draw:textarea-vertical-align="middle" draw:auto-grow-height="false" fo:min-height="1.152cm" fo:min-width="6.166cm"/>
    </style:style>
    <style:style style:name="gr8" style:family="graphic" style:parent-style-name="standard">
      <style:graphic-properties draw:fill="solid" draw:fill-color="#00dcff" draw:textarea-horizontal-align="justify" draw:textarea-vertical-align="middle" draw:auto-grow-height="false" fo:min-height="0.611cm" fo:min-width="3.001cm"/>
    </style:style>
    <style:style style:name="gr9" style:family="graphic" style:parent-style-name="standard">
      <style:graphic-properties draw:textarea-horizontal-align="justify" draw:textarea-vertical-align="middle" draw:auto-grow-height="false" fo:min-height="1.152cm" fo:min-width="9.038cm"/>
    </style:style>
    <style:style style:name="gr10" style:family="graphic" style:parent-style-name="standard">
      <style:graphic-properties draw:textarea-horizontal-align="justify" draw:textarea-vertical-align="middle" draw:auto-grow-height="false" fo:min-height="1.152cm" fo:min-width="9.164cm"/>
    </style:style>
    <style:style style:name="gr11" style:family="graphic" style:parent-style-name="standard">
      <style:graphic-properties draw:fill="solid" draw:fill-color="#00ae00" draw:textarea-horizontal-align="justify" draw:textarea-vertical-align="middle" draw:auto-grow-height="false" fo:min-height="1.021cm" fo:min-width="0.77cm"/>
    </style:style>
    <style:style style:name="gr12" style:family="graphic" style:parent-style-name="standard">
      <style:graphic-properties draw:fill="solid" draw:fill-color="#00dcff" draw:textarea-horizontal-align="justify" draw:textarea-vertical-align="middle" draw:auto-grow-height="false" fo:min-height="0.611cm" fo:min-width="3.607cm"/>
    </style:style>
    <style:style style:name="gr13" style:family="graphic" style:parent-style-name="standard">
      <style:graphic-properties draw:fill="solid" draw:fill-color="#00dcff" draw:textarea-horizontal-align="justify" draw:textarea-vertical-align="middle" draw:auto-grow-height="false" fo:min-height="0.611cm" fo:min-width="4.035cm"/>
    </style:style>
    <style:style style:name="gr14" style:family="graphic" style:parent-style-name="standard">
      <style:graphic-properties draw:stroke="none" svg:stroke-color="#000000" draw:fill="none" draw:fill-color="#ffffff" draw:textarea-horizontal-align="left" draw:auto-grow-height="true" draw:auto-grow-width="false" fo:min-height="2.189cm" fo:min-width="0cm"/>
    </style:style>
    <style:style style:name="gr15" style:family="graphic" style:parent-style-name="standard">
      <style:graphic-properties draw:fill="solid" draw:fill-color="#00dcff" draw:textarea-horizontal-align="justify" draw:textarea-vertical-align="middle" draw:auto-grow-height="false" fo:min-height="1.832cm" fo:min-width="2.195cm" fo:wrap-option="no-wrap"/>
    </style:style>
    <style:style style:name="gr16" style:family="graphic" style:parent-style-name="standard">
      <style:graphic-properties draw:textarea-horizontal-align="justify" draw:textarea-vertical-align="middle" draw:auto-grow-height="false" fo:min-height="1.021cm" fo:min-width="8.377cm"/>
    </style:style>
    <style:style style:name="gr17" style:family="graphic" style:parent-style-name="standard">
      <style:graphic-properties draw:textarea-horizontal-align="justify" draw:textarea-vertical-align="middle" draw:auto-grow-height="false" fo:min-height="1.087cm" fo:min-width="7.652cm"/>
    </style:style>
    <style:style style:name="gr18" style:family="graphic" style:parent-style-name="standard">
      <style:graphic-properties draw:textarea-horizontal-align="justify" draw:textarea-vertical-align="middle" draw:auto-grow-height="false" fo:min-height="2.053cm" fo:min-width="7.748cm"/>
    </style:style>
    <style:style style:name="gr19" style:family="graphic" style:parent-style-name="standard">
      <style:graphic-properties draw:fill="solid" draw:fill-color="#00dcff" draw:textarea-horizontal-align="justify" draw:textarea-vertical-align="middle" draw:auto-grow-height="false" fo:min-height="0.611cm" fo:min-width="3.783cm"/>
    </style:style>
    <style:style style:name="gr20" style:family="graphic" style:parent-style-name="standard">
      <style:graphic-properties draw:fill="solid" draw:fill-color="#00dcff" draw:textarea-horizontal-align="justify" draw:textarea-vertical-align="middle" draw:auto-grow-height="false" fo:min-height="0.611cm" fo:min-width="3.905cm"/>
    </style:style>
    <style:style style:name="gr21" style:family="graphic" style:parent-style-name="standard">
      <style:graphic-properties draw:textarea-horizontal-align="justify" draw:textarea-vertical-align="middle" draw:auto-grow-height="false" fo:min-height="1.152cm" fo:min-width="8.923cm"/>
    </style:style>
    <style:style style:name="gr22" style:family="graphic" style:parent-style-name="standard">
      <style:graphic-properties draw:textarea-horizontal-align="justify" draw:textarea-vertical-align="middle" draw:auto-grow-height="false" fo:min-height="1.735cm" fo:min-width="7.674cm"/>
    </style:style>
    <style:style style:name="gr23" style:family="graphic" style:parent-style-name="standard">
      <style:graphic-properties draw:textarea-horizontal-align="justify" draw:textarea-vertical-align="middle" draw:auto-grow-height="false" fo:min-height="1.152cm" fo:min-width="9.061cm"/>
    </style:style>
    <style:style style:name="gr24" style:family="graphic" style:parent-style-name="standard">
      <style:graphic-properties draw:textarea-horizontal-align="justify" draw:textarea-vertical-align="middle" draw:auto-grow-height="false" fo:min-height="1.59cm" fo:min-width="9.117cm"/>
    </style:style>
    <style:style style:name="gr25" style:family="graphic" style:parent-style-name="standard">
      <style:graphic-properties draw:textarea-horizontal-align="justify" draw:textarea-vertical-align="middle" draw:auto-grow-height="false" fo:min-height="1.927cm" fo:min-width="9.222cm"/>
    </style:style>
    <style:style style:name="gr26" style:family="graphic" style:parent-style-name="standard">
      <style:graphic-properties draw:fill-color="#ff0000" draw:textarea-horizontal-align="justify" draw:textarea-vertical-align="middle" draw:auto-grow-height="false" fo:min-height="1.185cm" fo:min-width="8.377cm"/>
    </style:style>
    <style:style style:name="gr27" style:family="graphic" style:parent-style-name="objectwithoutfill">
      <style:graphic-properties svg:stroke-width="0.051cm" svg:stroke-color="#ff0000" draw:marker-start="" draw:marker-start-width="0.356cm" draw:marker-end="Symmetric_20_Arrow" draw:marker-end-width="0.457cm" draw:fill="none" draw:textarea-vertical-align="middle" fo:padding-top="0.151cm" fo:padding-bottom="0.151cm" fo:padding-left="0.276cm" fo:padding-right="0.276cm"/>
    </style:style>
    <style:style style:name="gr28" style:family="graphic" style:parent-style-name="standard">
      <style:graphic-properties draw:stroke="none" svg:stroke-color="#000000" draw:fill="solid" draw:fill-color="#ccffff" draw:opacity="52%" draw:textarea-horizontal-align="left" draw:auto-grow-height="true" draw:auto-grow-width="false" fo:min-height="2.11cm" fo:min-width="0cm"/>
    </style:style>
    <style:style style:name="P1" style:family="paragraph">
      <style:paragraph-properties fo:text-align="center"/>
    </style:style>
    <style:style style:name="P2" style:family="paragraph">
      <style:paragraph-properties fo:text-align="center"/>
      <style:text-properties fo:font-size="10pt" style:font-size-asian="18pt" style:font-size-complex="18pt"/>
    </style:style>
    <style:style style:name="P3" style:family="paragraph">
      <loext:graphic-properties draw:fill="solid" draw:fill-color="#ff950e"/>
      <style:paragraph-properties fo:text-align="center"/>
      <style:text-properties fo:font-size="14pt" style:font-size-asian="18pt" style:font-size-complex="18pt"/>
    </style:style>
    <style:style style:name="P4" style:family="paragraph">
      <loext:graphic-properties draw:fill="none"/>
      <style:paragraph-properties fo:text-align="center"/>
    </style:style>
    <style:style style:name="P5" style:family="paragraph">
      <loext:graphic-properties draw:fill="solid" draw:fill-color="#00dcff"/>
      <style:paragraph-properties fo:text-align="center"/>
      <style:text-properties fo:font-size="14pt" style:font-size-asian="18pt" style:font-size-complex="18pt"/>
    </style:style>
    <style:style style:name="P6" style:family="paragraph">
      <loext:graphic-properties draw:fill="solid" draw:fill-color="#00ae00"/>
      <style:paragraph-properties fo:text-align="center"/>
    </style:style>
    <style:style style:name="P7" style:family="paragraph">
      <loext:graphic-properties draw:fill="solid" draw:fill-color="#00ae00"/>
      <style:paragraph-properties fo:text-align="center"/>
      <style:text-properties fo:font-size="12pt" style:font-size-asian="18pt" style:font-size-complex="18pt"/>
    </style:style>
    <style:style style:name="P8" style:family="paragraph">
      <loext:graphic-properties draw:fill="none" draw:fill-color="#ffffff"/>
      <style:text-properties fo:font-size="14pt" style:font-size-asian="18pt" style:font-size-complex="18pt"/>
    </style:style>
    <style:style style:name="P9" style:family="paragraph">
      <loext:graphic-properties draw:fill="solid" draw:fill-color="#00dcff"/>
      <style:paragraph-properties fo:text-align="center"/>
      <style:text-properties fo:font-size="14pt" fo:font-style="italic" style:font-size-asian="18pt" style:font-size-complex="18pt"/>
    </style:style>
    <style:style style:name="P10" style:family="paragraph">
      <loext:graphic-properties draw:fill-color="#ff0000"/>
      <style:paragraph-properties fo:text-align="center"/>
      <style:text-properties fo:font-size="10pt" style:font-size-asian="18pt" style:font-size-complex="18pt"/>
    </style:style>
    <style:style style:name="P11" style:family="paragraph">
      <loext:graphic-properties draw:fill="solid" draw:fill-color="#ccffff" draw:opacity="52%"/>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style:font-name="Liberation Sans1" fo:font-size="10pt" style:font-name-asian="Liberation Sans1" style:font-size-asian="10pt" style:font-name-complex="Liberation Sans1" style:font-size-complex="10pt"/>
    </style:style>
    <style:style style:name="T4" style:family="text">
      <style:text-properties fo:font-size="14pt" style:font-size-asian="18pt" style:font-size-complex="18pt"/>
    </style:style>
    <style:style style:name="T5" style:family="text">
      <style:text-properties fo:font-size="14pt" fo:font-weight="bold" style:font-size-asian="18pt" style:font-size-complex="18pt"/>
    </style:style>
    <style:style style:name="T6" style:family="text">
      <style:text-properties fo:font-size="14pt" fo:font-style="italic"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4" draw:id="id4" draw:layer="layout" svg:width="8.224cm" svg:height="2.946cm" svg:x="1.667cm" svg:y="11.267cm">
          <text:p text:style-name="P1"><text:span text:style-name="T1">Level 2a Exposures</text:span></text:p>
          <text:p text:style-name="P1"><text:span text:style-name="T2"/></text:p>
          <text:p text:style-name="P1"><text:span text:style-name="T2">jw99999001001_01100_00001_nircam_rate.fits</text:span></text:p>
          <text:p text:style-name="P1"><text:span text:style-name="T2">jw99999001001_01100_00002_nircam_rate.fits</text:span></text:p>
          <text:p text:style-name="P1"><text:span text:style-name="T3">⁞</text:span></text:p>
          <draw:enhanced-geometry svg:viewBox="0 0 88 21600" draw:glue-points="44 ?f6 44 0 0 10800 44 21600 88 10800" draw:text-areas="0 ?f6 88 ?f3" draw:type="can" draw:modifiers="3303.8683859493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xml:id="id11" draw:id="id11" draw:layer="layout" svg:width="8.163cm" svg:height="2.883cm" svg:x="1.659cm" svg:y="18.165cm">
          <text:p text:style-name="P1"><text:span text:style-name="T1">Level 2b Direct Image</text:span></text:p>
          <text:p text:style-name="P1"><text:span text:style-name="T2"/></text:p>
          <text:p text:style-name="P1"><text:span text:style-name="T2">jw99999001001_01100_00001_nircam_cal.fits</text:span></text:p>
          <text:p text:style-name="P1"><text:span text:style-name="T2">jw99999001001_01100_00001_nircam_i2d.fits</text:span></text:p>
          <text:p text:style-name="P1"><text:span text:style-name="T3">⁞</text:span></text:p>
          <draw:enhanced-geometry svg:viewBox="0 0 88 21600" draw:glue-points="44 ?f6 44 0 0 10800 44 21600 88 10800" draw:text-areas="0 ?f6 88 ?f3" draw:type="can" draw:modifiers="3188.88406426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xml:id="id1" draw:id="id1" draw:layer="layout" svg:width="3.215cm" svg:height="2.756cm" svg:x="13.188cm" svg:y="1cm">
          <text:p text:style-name="P1"><text:span text:style-name="T4">Observatory</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4" draw:layer="layout" svg:x1="14.795cm" svg:y1="3.756cm" svg:x2="5.768cm" svg:y2="6.846cm" draw:start-shape="id1" draw:start-glue-point="6" draw:end-shape="id2" draw:end-glue-point="5" svg:d="M14795 3756v1546h-9027v1544" svg:viewBox="0 0 9028 3091">
          <text:p/>
        </draw:connector>
        <draw:connector draw:style-name="gr4" draw:text-style-name="P4" draw:layer="layout" svg:x1="12.429cm" svg:y1="9.997cm" svg:x2="5.779cm" svg:y2="11.267cm" draw:start-shape="id3" draw:start-glue-point="2" draw:end-shape="id4" draw:end-glue-point="5" svg:d="M12429 9997v635h-6650v635" svg:viewBox="0 0 6651 1271">
          <text:p/>
        </draw:connector>
        <draw:custom-shape draw:style-name="gr5" draw:text-style-name="P5" xml:id="id3" draw:id="id3" draw:layer="layout" svg:width="3.711cm" svg:height="0.953cm" svg:x="10.574cm" svg:y="9.044cm">
          <text:p text:style-name="P1"><text:span text:style-name="T4">calwebb_slop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5" draw:id="id5" draw:layer="layout" svg:width="3.175cm" svg:height="0.953cm" svg:x="14.805cm" svg:y="9.044cm">
          <text:p text:style-name="P1"><text:span text:style-name="T4">Pool 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6" draw:id="id6" draw:layer="layout" svg:width="6.665cm" svg:height="1.588cm" svg:x="19.462cm" svg:y="10.227cm">
          <text:p text:style-name="P1"><text:span text:style-name="T1">Association Pool</text:span></text:p>
          <text:p text:style-name="P1"><text:span text:style-name="T2"/></text:p>
          <text:p text:style-name="P1"><text:span text:style-name="T2">jw99999_20170719t112133_pool.csv</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4" draw:text-style-name="P4" draw:layer="layout" svg:x1="17.98cm" svg:y1="9.52cm" svg:x2="22.795cm" svg:y2="10.227cm" draw:start-shape="id5" draw:start-glue-point="1" draw:end-shape="id6" draw:end-glue-point="4" svg:d="M17980 9520h4815v707" svg:viewBox="0 0 4816 708">
          <text:p/>
        </draw:connector>
        <draw:custom-shape draw:style-name="gr8" draw:text-style-name="P5" xml:id="id7" draw:id="id7" draw:layer="layout" svg:width="3.593cm" svg:height="0.953cm" svg:x="14.805cm" svg:y="10.539cm">
          <text:p text:style-name="P1"><text:span text:style-name="T4">asn_genera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9.462cm" svg:y1="11.021cm" svg:x2="18.398cm" svg:y2="11.015cm" draw:start-shape="id6" draw:start-glue-point="5" draw:end-shape="id7" draw:end-glue-point="1" svg:d="M19462 11021h-532v-6h-532" svg:viewBox="0 0 1065 7">
          <text:p/>
        </draw:connector>
        <draw:custom-shape draw:style-name="gr9" draw:text-style-name="P2" xml:id="id9" draw:id="id9" draw:layer="layout" svg:width="9.537cm" svg:height="1.588cm" svg:x="16.59cm" svg:y="13.974cm">
          <text:p text:style-name="P1"><text:span text:style-name="T1">Level2 Direct Image Association</text:span></text:p>
          <text:p text:style-name="P1"><text:span text:style-name="T2"/></text:p>
          <text:p text:style-name="P1"><text:span text:style-name="T2">jw99999-o001_20170719t112133_image2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2" xml:id="id13" draw:id="id13" draw:layer="layout" svg:width="9.663cm" svg:height="1.588cm" svg:x="16.464cm" svg:y="18.804cm">
          <text:p text:style-name="P1"><text:span text:style-name="T1">Level3 Direct Image Association</text:span></text:p>
          <text:p text:style-name="P1"><text:span text:style-name="T2"/></text:p>
          <text:p text:style-name="P1"><text:span text:style-name="T2">jw99999-o001_20170719t112133_image3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6" xml:id="id8" draw:id="id8" draw:layer="layout" svg:width="1.27cm" svg:height="1.271cm" svg:x="12.462cm" svg:y="14.765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4" draw:text-style-name="P4" draw:layer="layout" svg:x1="5.779cm" svg:y1="14.213cm" svg:x2="12.462cm" svg:y2="14.767cm" draw:start-shape="id4" draw:start-glue-point="7" draw:end-shape="id8" draw:end-glue-point="6" svg:d="M5779 14213v554h6683" svg:viewBox="0 0 6684 555">
          <text:p/>
        </draw:connector>
        <draw:connector draw:style-name="gr4" draw:text-style-name="P4" draw:layer="layout" svg:x1="16.59cm" svg:y1="14.768cm" svg:x2="13.732cm" svg:y2="14.767cm" draw:start-shape="id9" draw:start-glue-point="5" draw:end-shape="id8" draw:end-glue-point="8" svg:d="M16590 14768h-1429v-1h-1429" svg:viewBox="0 0 2859 2">
          <text:p/>
        </draw:connector>
        <draw:custom-shape draw:style-name="gr12" draw:text-style-name="P5" xml:id="id10" draw:id="id10" draw:layer="layout" svg:width="4.199cm" svg:height="0.953cm" svg:x="11.01cm" svg:y="17.084cm">
          <text:p text:style-name="P1"><text:span text:style-name="T4">calwebb_image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3.097cm" svg:y1="16.037cm" svg:x2="13.109cm" svg:y2="17.084cm" draw:start-shape="id8" draw:start-glue-point="4" draw:end-shape="id10" draw:end-glue-point="0" svg:d="M13097 16037v523h12v524" svg:viewBox="0 0 13 1048">
          <text:p/>
        </draw:connector>
        <draw:connector draw:style-name="gr4" draw:text-style-name="P4" draw:layer="layout" svg:x1="11.01cm" svg:y1="17.56cm" svg:x2="5.74cm" svg:y2="18.165cm" draw:start-shape="id10" draw:start-glue-point="3" draw:end-shape="id11" draw:end-glue-point="5" svg:d="M11010 17560h-5270v605" svg:viewBox="0 0 5271 606">
          <text:p/>
        </draw:connector>
        <draw:custom-shape draw:style-name="gr11" draw:text-style-name="P6" xml:id="id12" draw:id="id12" draw:layer="layout" svg:width="1.27cm" svg:height="1.271cm" svg:x="12.462cm" svg:y="19.594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4" draw:text-style-name="P4" draw:layer="layout" svg:x1="9.822cm" svg:y1="19.607cm" svg:x2="12.462cm" svg:y2="19.596cm" draw:start-shape="id11" draw:start-glue-point="8" draw:end-shape="id12" draw:end-glue-point="6" svg:d="M9822 19607h1320v-11h1320" svg:viewBox="0 0 2641 12">
          <text:p/>
        </draw:connector>
        <draw:connector draw:style-name="gr4" draw:text-style-name="P4" draw:layer="layout" svg:x1="16.464cm" svg:y1="19.598cm" svg:x2="13.732cm" svg:y2="19.596cm" draw:start-shape="id13" draw:start-glue-point="5" draw:end-shape="id12" draw:end-glue-point="8" svg:d="M16464 19598h-1366v-2h-1366" svg:viewBox="0 0 2733 3">
          <text:p/>
        </draw:connector>
        <draw:connector draw:style-name="gr4" draw:text-style-name="P4" draw:layer="layout" svg:x1="10.795cm" svg:y1="22.275cm" svg:x2="14.735cm" svg:y2="23.791cm" draw:start-shape="id14" draw:start-glue-point="3" draw:end-shape="id15" draw:end-glue-point="5" svg:d="M10795 22275h-502v997h4442v519" svg:viewBox="0 0 4443 1517">
          <text:p/>
        </draw:connector>
        <draw:custom-shape draw:style-name="gr13" draw:text-style-name="P5" xml:id="id14" draw:id="id14" draw:layer="layout" svg:width="4.627cm" svg:height="0.953cm" svg:x="10.795cm" svg:y="21.799cm">
          <text:p text:style-name="P1"><text:span text:style-name="T4">calwebb_image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667cm" svg:y1="12.74cm" svg:x2="12.393cm" svg:y2="28.495cm" draw:start-shape="id4" draw:start-glue-point="6" draw:end-shape="id16" draw:end-glue-point="6" svg:d="M1667 12740h-501v15755h11227" svg:viewBox="0 0 11228 15756">
          <text:p/>
        </draw:connector>
        <draw:connector draw:style-name="gr4" draw:text-style-name="P4" draw:layer="layout" svg:x1="13.097cm" svg:y1="20.866cm" svg:x2="13.108cm" svg:y2="21.799cm" draw:start-shape="id12" draw:start-glue-point="4" draw:end-shape="id14" draw:end-glue-point="0" svg:d="M13097 20866v466h11v467" svg:viewBox="0 0 12 934">
          <text:p/>
        </draw:connector>
        <draw:custom-shape draw:style-name="gr11" draw:text-style-name="P7" draw:layer="layout" svg:width="1.27cm" svg:height="1.271cm" svg:x="18.392cm" svg:y="1.761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8" draw:layer="layout" svg:width="7.065cm" svg:height="2.439cm" svg:x="19.61cm" svg:y="1.59cm">
          <draw:text-box>
            <text:p><text:span text:style-name="T5">Workflow Trigger</text:span></text:p>
            <text:p><text:span text:style-name="T4">When all files listed in the association exist, execute the task.</text:span></text:p>
          </draw:text-box>
        </draw:frame>
        <draw:custom-shape draw:style-name="gr15" draw:text-style-name="P9" draw:layer="layout" svg:width="4.125cm" svg:height="3.209cm" svg:x="9cm" svg:y="3.273cm">
          <text:p text:style-name="P1"><text:span text:style-name="T6">Telemetry</text:span></text:p>
          <text:p text:style-name="P1"><text:span text:style-name="T6">Convers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 xml:id="id15" draw:id="id15" draw:layer="layout" svg:width="8.876cm" svg:height="1.856cm" svg:x="10.297cm" svg:y="23.791cm">
          <text:p text:style-name="P1"><text:span text:style-name="T1">Level 2c Image</text:span></text:p>
          <text:p text:style-name="P1"><text:span text:style-name="T2"/></text:p>
          <text:p text:style-name="P1"><text:span text:style-name="T2">jw99999001001_01100_00001_nircam_o001_crf.fits</text:span></text:p>
          <text:p text:style-name="P1"><text:span text:style-name="T3">⁞</text:span></text:p>
          <draw:enhanced-geometry svg:viewBox="0 0 88 21600" draw:glue-points="44 ?f6 44 0 0 10800 44 21600 88 10800" draw:text-areas="0 ?f6 88 ?f3" draw:type="can" draw:modifiers="1756.381260096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 xml:id="id17" draw:id="id17" draw:layer="layout" svg:width="8.151cm" svg:height="1.865cm" svg:x="1.637cm" svg:y="23.858cm">
          <text:p text:style-name="P1"><text:span text:style-name="T1">Level 3 Direct Image</text:span></text:p>
          <text:p text:style-name="P1"><text:span text:style-name="T2"/></text:p>
          <text:p text:style-name="P1"><text:span text:style-name="T2">jw99999-o001_t001_nircam_f227w-f090w_i2d.fits</text:span></text:p>
          <text:p text:style-name="P1"><text:span text:style-name="T3">⁞</text:span></text:p>
          <draw:enhanced-geometry svg:viewBox="0 0 88 21600" draw:mirror-horizontal="false" draw:mirror-vertical="false" draw:glue-points="44 ?f6 44 0 0 10800 44 21600 88 10800" draw:text-areas="0 ?f6 88 ?f3" draw:type="can" draw:modifiers="2372.9903536977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 xml:id="id2" draw:id="id2" draw:layer="layout" svg:width="8.247cm" svg:height="2.942cm" svg:x="1.644cm" svg:y="6.846cm">
          <text:p text:style-name="P1"><text:span text:style-name="T1">Level 1b Exposures</text:span></text:p>
          <text:p text:style-name="P1"><text:span text:style-name="T2"/></text:p>
          <text:p text:style-name="P1"><text:span text:style-name="T2">jw99999001001_01100_00001_nircam_uncal.fits</text:span></text:p>
          <text:p text:style-name="P1"><text:span text:style-name="T2">jw99999001001_01100_00002_nircam_uncal.fits</text:span></text:p>
          <text:p text:style-name="P1"><text:span text:style-name="T3">⁞</text:span></text:p>
          <draw:enhanced-geometry svg:viewBox="0 0 88 21600" draw:mirror-horizontal="false" draw:mirror-vertical="false" draw:glue-points="44 ?f6 44 0 0 10800 44 21600 88 10800" draw:text-areas="0 ?f6 88 ?f3" draw:type="can" draw:modifiers="3131.027948839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svg:x1="9.891cm" svg:y1="8.317cm" svg:x2="12.429cm" svg:y2="9.044cm" draw:start-shape="id2" draw:start-glue-point="8" draw:end-shape="id3" draw:end-glue-point="0" svg:d="M9891 8317h2538v727" svg:viewBox="0 0 2539 728">
          <text:p/>
        </draw:connector>
        <draw:connector draw:style-name="gr4" draw:text-style-name="P4" draw:layer="layout" svg:x1="9.891cm" svg:y1="8.317cm" svg:x2="16.392cm" svg:y2="9.044cm" draw:start-shape="id2" draw:start-glue-point="8" draw:end-shape="id5" draw:end-glue-point="0" svg:d="M9891 8317h6501v727" svg:viewBox="0 0 6502 728">
          <text:p/>
        </draw:connector>
        <draw:connector draw:style-name="gr4" draw:text-style-name="P4" draw:layer="layout" svg:x1="10.795cm" svg:y1="22.275cm" svg:x2="5.713cm" svg:y2="23.858cm" draw:start-shape="id14" draw:start-glue-point="3" draw:end-shape="id17" draw:end-glue-point="5" svg:d="M10795 22275h-5082v1583" svg:viewBox="0 0 5083 1584">
          <text:p/>
        </draw:connector>
        <draw:connector draw:style-name="gr4" draw:text-style-name="P4" draw:layer="layout" draw:line-skew="0cm 0.066cm" svg:x1="16.601cm" svg:y1="11.492cm" svg:x2="26.127cm" svg:y2="14.768cm" draw:start-shape="id7" draw:start-glue-point="2" draw:end-shape="id9" draw:end-glue-point="7" svg:d="M16601 11492v1241h10093v2035h-567" svg:viewBox="0 0 10094 3277">
          <text:p/>
        </draw:connector>
        <draw:connector draw:style-name="gr4" draw:text-style-name="P4" draw:layer="layout" draw:line-skew="-2.41cm 0.054cm" svg:x1="16.601cm" svg:y1="11.492cm" svg:x2="26.127cm" svg:y2="19.598cm" draw:start-shape="id7" draw:start-glue-point="2" draw:end-shape="id13" draw:end-glue-point="7" svg:d="M16601 11492v1246h10081v6860h-555" svg:viewBox="0 0 10082 8107">
          <text:p/>
        </draw:connector>
        <draw:connector draw:style-name="gr4" draw:text-style-name="P4" draw:layer="layout" draw:line-skew="-6.858cm 0.053cm" svg:x1="16.601cm" svg:y1="11.492cm" svg:x2="26.127cm" svg:y2="28.494cm" draw:start-shape="id7" draw:start-glue-point="2" draw:end-shape="id18" draw:end-glue-point="7" svg:d="M16601 11492v1246h10081v15756h-555" svg:viewBox="0 0 10082 17003">
          <text:p/>
        </draw:connector>
        <draw:custom-shape draw:style-name="gr19" draw:text-style-name="P5" xml:id="id21" draw:id="id21" draw:layer="layout" svg:width="4.375cm" svg:height="0.953cm" svg:x="10.841cm" svg:y="30.584cm">
          <text:p text:style-name="P1"><text:span text:style-name="T4">calwebb_spec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xml:id="id16" draw:id="id16" draw:layer="layout" svg:width="1.27cm" svg:height="1.271cm" svg:x="12.393cm" svg:y="28.493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xml:id="id20" draw:id="id20" draw:layer="layout" svg:width="1.27cm" svg:height="1.271cm" svg:x="12.462cm" svg:y="35.113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5" xml:id="id23" draw:id="id23" draw:layer="layout" svg:width="4.497cm" svg:height="0.953cm" svg:x="10.825cm" svg:y="37.562cm">
          <text:p text:style-name="P1"><text:span text:style-name="T4">calwebb_spe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6.705cm" svg:y1="28.494cm" svg:x2="13.663cm" svg:y2="28.495cm" draw:start-shape="id18" draw:start-glue-point="5" draw:end-shape="id16" draw:end-glue-point="8" svg:d="M16705 28494h-1520v1h-1522" svg:viewBox="0 0 3043 2">
          <text:p/>
        </draw:connector>
        <draw:connector draw:style-name="gr4" draw:text-style-name="P4" draw:layer="layout" svg:x1="16.567cm" svg:y1="35.116cm" svg:x2="13.732cm" svg:y2="35.115cm" draw:start-shape="id19" draw:start-glue-point="5" draw:end-shape="id20" draw:end-glue-point="8" svg:d="M16567 35116h-1417v-1h-1418" svg:viewBox="0 0 2836 2">
          <text:p/>
        </draw:connector>
        <draw:connector draw:style-name="gr4" draw:text-style-name="P4" draw:layer="layout" svg:x1="10.841cm" svg:y1="31.06cm" svg:x2="5.701cm" svg:y2="31.821cm" draw:start-shape="id21" draw:start-glue-point="3" draw:end-shape="id22" draw:end-glue-point="5" svg:d="M10841 31060h-5140v761" svg:viewBox="0 0 5141 762">
          <text:p/>
        </draw:connector>
        <draw:connector draw:style-name="gr4" draw:text-style-name="P4" draw:layer="layout" svg:x1="13.028cm" svg:y1="29.765cm" svg:x2="13.028cm" svg:y2="30.584cm" draw:start-shape="id16" draw:start-glue-point="4" draw:end-shape="id21" draw:end-glue-point="0" svg:d="M13028 29765v819" svg:viewBox="0 0 1 820">
          <text:p/>
        </draw:connector>
        <draw:connector draw:style-name="gr4" draw:text-style-name="P4" draw:layer="layout" svg:x1="5.701cm" svg:y1="34.419cm" svg:x2="12.462cm" svg:y2="35.115cm" draw:start-shape="id22" draw:start-glue-point="7" draw:end-shape="id20" draw:end-glue-point="6" svg:d="M5701 34419v696h6761" svg:viewBox="0 0 6762 697">
          <text:p/>
        </draw:connector>
        <draw:connector draw:style-name="gr4" draw:text-style-name="P4" draw:layer="layout" svg:x1="13.097cm" svg:y1="36.385cm" svg:x2="13.073cm" svg:y2="37.562cm" draw:start-shape="id20" draw:start-glue-point="4" draw:end-shape="id23" draw:end-glue-point="0" svg:d="M13097 36385v588h-24v589" svg:viewBox="0 0 25 1178">
          <text:p/>
        </draw:connector>
        <draw:connector draw:style-name="gr4" draw:text-style-name="P4" draw:layer="layout" svg:x1="10.825cm" svg:y1="38.038cm" svg:x2="6.338cm" svg:y2="39.146cm" draw:start-shape="id23" draw:start-glue-point="3" draw:end-shape="id24" draw:end-glue-point="5" svg:d="M10825 38038h-4487v1108" svg:viewBox="0 0 4488 1109">
          <text:p/>
        </draw:connector>
        <draw:connector draw:style-name="gr4" draw:text-style-name="P4" draw:layer="layout" svg:x1="10.825cm" svg:y1="38.038cm" svg:x2="16.321cm" svg:y2="39.612cm" draw:start-shape="id23" draw:start-glue-point="3" draw:end-shape="id25" draw:end-glue-point="5" svg:d="M10825 38038h-502v1026h5998v548" svg:viewBox="0 0 5999 1575">
          <text:p/>
        </draw:connector>
        <draw:custom-shape draw:style-name="gr21" draw:text-style-name="P2" xml:id="id18" draw:id="id18" draw:layer="layout" svg:width="9.422cm" svg:height="1.588cm" svg:x="16.705cm" svg:y="27.7cm">
          <text:p text:style-name="P1"><text:span text:style-name="T1">Level2 Grism Spectral Association</text:span></text:p>
          <text:p text:style-name="P1"><text:span text:style-name="T2"/></text:p>
          <text:p text:style-name="P1"><text:span text:style-name="T2">jw99999-o001_20170719t112133_spec2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 draw:text-style-name="P2" xml:id="id22" draw:id="id22" draw:layer="layout" svg:width="8.174cm" svg:height="2.598cm" svg:x="1.614cm" svg:y="31.821cm">
          <text:p text:style-name="P1"><text:span text:style-name="T1">Level 2b Grism Spectral Exposures</text:span></text:p>
          <text:p text:style-name="P1"><text:span text:style-name="T2"/></text:p>
          <text:p text:style-name="P1"><text:span text:style-name="T2">jw99999001001_01100_00002_nircam_cal.fits</text:span></text:p>
          <text:p text:style-name="P1"><text:span text:style-name="T3">⁞</text:span></text:p>
          <draw:enhanced-geometry svg:viewBox="0 0 88 21600" draw:glue-points="44 ?f6 44 0 0 10800 44 21600 88 10800" draw:text-areas="0 ?f6 88 ?f3" draw:type="can" draw:modifiers="3399.911071587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 xml:id="id19" draw:id="id19" draw:layer="layout" svg:width="9.56cm" svg:height="1.588cm" svg:x="16.567cm" svg:y="34.322cm">
          <text:p text:style-name="P1"><text:span text:style-name="T1">Level3 Grism Spectral Association</text:span></text:p>
          <text:p text:style-name="P1"><text:span text:style-name="T2"/></text:p>
          <text:p text:style-name="P1"><text:span text:style-name="T2">jw99999-o001_20170719t112133_spec3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 draw:text-style-name="P2" xml:id="id25" draw:id="id25" draw:layer="layout" svg:width="9.616cm" svg:height="2.468cm" svg:x="11.513cm" svg:y="39.612cm">
          <text:p text:style-name="P1"><text:span text:style-name="T1">Level 2c Spectral</text:span></text:p>
          <text:p text:style-name="P1"><text:span text:style-name="T2"/></text:p>
          <text:p text:style-name="P1"><text:span text:style-name="T2">jw99999-o002_s00001_nircam_f250m-f070w-grismr</text:span><text:span text:style-name="T2">_crf.fits</text:span></text:p>
          <text:p text:style-name="P1"><text:span text:style-name="T3">⁞</text:span></text:p>
          <draw:enhanced-geometry svg:viewBox="0 0 88 21600" draw:glue-points="44 ?f6 44 0 0 10800 44 21600 88 10800" draw:text-areas="0 ?f6 88 ?f3" draw:type="can" draw:modifiers="3673.960821786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xml:id="id24" draw:id="id24" draw:layer="layout" svg:width="9.721cm" svg:height="2.928cm" svg:x="1.477cm" svg:y="39.146cm">
          <text:p text:style-name="P1"><text:span text:style-name="T1">Level 3 Grism Spectral</text:span></text:p>
          <text:p text:style-name="P1"><text:span text:style-name="T2"/></text:p>
          <text:p text:style-name="P1"><text:span text:style-name="T2">jw99999-o002_s00001_nircam_f250m-f070w-grismr_s2d.fits</text:span></text:p>
          <text:p text:style-name="P1"><text:span text:style-name="T2">jw99999-o002_s00001_nircam_f250m-f070w-grismr</text:span><text:span text:style-name="T2">_x1d.fits</text:span></text:p>
          <text:p text:style-name="P1"><text:span text:style-name="T3">⁞</text:span></text:p>
          <draw:enhanced-geometry svg:viewBox="0 0 88 21600" draw:mirror-horizontal="false" draw:mirror-vertical="false" draw:glue-points="44 ?f6 44 0 0 10800 44 21600 88 10800" draw:text-areas="0 ?f6 88 ?f3" draw:type="can" draw:modifiers="3698.0886539243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draw:line-skew="-10.169cm 0.053cm" svg:x1="16.601cm" svg:y1="11.492cm" svg:x2="26.127cm" svg:y2="35.116cm" draw:start-shape="id7" draw:start-glue-point="2" draw:end-shape="id19" draw:end-glue-point="7" svg:d="M16601 11492v1246h10081v22378h-555" svg:viewBox="0 0 10082 23625">
          <text:p/>
        </draw:connector>
        <draw:custom-shape draw:style-name="gr26" draw:text-style-name="P10" xml:id="id26" draw:id="id26" draw:layer="layout" svg:width="8.876cm" svg:height="1.828cm" svg:x="5.618cm" svg:y="26.048cm">
          <text:p text:style-name="P1"><text:span text:style-name="T1">Catalogs &amp; Source images</text:span></text:p>
          <text:p text:style-name="P1"><text:span text:style-name="T2"/></text:p>
          <text:p text:style-name="P1"><text:span text:style-name="T2">jw99999-o001_t001_nircam_f227w-f090w_cat.ecsv</text:span></text:p>
          <text:p text:style-name="P1"><text:span text:style-name="T3">⁞</text:span></text:p>
          <draw:enhanced-geometry svg:viewBox="0 0 88 21600" draw:glue-points="44 ?f6 44 0 0 10800 44 21600 88 10800" draw:text-areas="0 ?f6 88 ?f3" draw:type="can" draw:modifiers="1984.034991798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7" draw:text-style-name="P4" draw:layer="layout" svg:x1="10.795cm" svg:y1="22.275cm" svg:x2="10.056cm" svg:y2="26.048cm" draw:start-shape="id14" draw:start-glue-point="3" draw:end-shape="id26" draw:end-glue-point="5" svg:d="M10795 22275h-739v3773" svg:viewBox="0 0 740 3774">
          <text:p/>
        </draw:connector>
        <draw:connector draw:style-name="gr27" draw:text-style-name="P4" draw:layer="layout" svg:x1="5.618cm" svg:y1="26.962cm" svg:x2="5.116cm" svg:y2="28.494cm" draw:start-shape="id26" draw:start-glue-point="6" svg:d="M5618 26962h-501v1532h-1" svg:viewBox="0 0 503 1533">
          <text:p/>
        </draw:connector>
        <draw:frame draw:style-name="gr28" draw:text-style-name="P11" draw:layer="layout" svg:width="8.56cm" svg:height="2.36cm" svg:x="1cm" svg:y="1cm">
          <draw:text-box>
            <text:p>Wide Field Slitless Spectral Association and Calibration Workflow</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43.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08T23:36:38.332053000</meta:creation-date>
    <dc:date>2017-07-20T16:56:06.826626000</dc:date>
    <meta:editing-duration>PT23H40M32S</meta:editing-duration>
    <meta:editing-cycles>15</meta:editing-cycles>
    <meta:generator>LibreOffice/5.3.4.2$MacOSX_X86_64 LibreOffice_project/f82d347ccc0be322489bf7da61d7e4ad13fe2ff3</meta:generator>
    <meta:print-date>2017-07-20T11:28:11.240390000</meta:print-date>
    <meta:document-statistic meta:object-count="60"/>
  </office:meta>
</office:document-meta>
</file>